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xmlns:manifest="urn:oasis:names:tc:opendocument:xmlns:manifest:1.0" office:version="1.3">
  <office:automatic-styles>
    <style:style style:name="coDate" style:family="table-column">
      <style:table-column-properties style:column-width="4.4cm"/>
    </style:style>
    <style:style style:name="coPerson" style:family="table-column">
      <style:table-column-properties style:column-width="5.6cm"/>
    </style:style>
    <style:style style:name="coShared" style:family="table-column">
      <style:table-column-properties style:column-width="7.2cm"/>
    </style:style>
    <style:style style:name="ro" style:family="table-row">
      <style:table-row-properties style:row-height="0.8cm" style:use-optimal-row-height="true"/>
    </style:style>
    <style:style style:name="ceDefault" style:family="table-cell">
      <style:table-cell-properties fo:padding="0.08cm" fo:border="0.03pt solid #bcbcbc"/>
    </style:style>
    <style:style style:name="ceHeader" style:family="table-cell">
      <style:table-cell-properties fo:background-color="#d9ead3" fo:padding="0.08cm" fo:border="0.03pt solid #7f7f7f"/>
      <style:text-properties fo:font-weight="bold"/>
    </style:style>
    <style:style style:name="ceTitle" style:family="table-cell">
      <style:table-cell-properties fo:background-color="#cfe2f3" fo:padding="0.12cm" fo:border="0.03pt solid #7f7f7f"/>
      <style:text-properties fo:font-weight="bold" fo:font-size="14pt"/>
    </style:style>
    <style:style style:name="ceDate" style:family="table-cell">
      <style:table-cell-properties fo:background-color="#f3f3f3" fo:padding="0.08cm" fo:border="0.03pt solid #bcbcbc"/>
      <style:text-properties fo:font-weight="bold"/>
    </style:style>
    <style:style style:name="ceDateWeekend" style:family="table-cell">
      <style:table-cell-properties fo:background-color="#ead1dc" fo:padding="0.08cm" fo:border="0.03pt solid #bcbcbc"/>
      <style:text-properties fo:font-weight="bold"/>
    </style:style>
    <style:style style:name="ceLaura" style:family="table-cell">
      <style:table-cell-properties fo:background-color="#fff2cc" fo:padding="0.08cm" fo:border="0.03pt solid #bcbcbc"/>
    </style:style>
    <style:style style:name="ceDino" style:family="table-cell">
      <style:table-cell-properties fo:background-color="#d9ead3" fo:padding="0.08cm" fo:border="0.03pt solid #bcbcbc"/>
    </style:style>
    <style:style style:name="ceShared" style:family="table-cell">
      <style:table-cell-properties fo:background-color="#d0e0e3" fo:padding="0.08cm" fo:border="0.03pt solid #bcbcbc"/>
    </style:style>
    <style:style style:name="ceWeekend" style:family="table-cell">
      <style:table-cell-properties fo:background-color="#fce5cd" fo:padding="0.08cm" fo:border="0.03pt solid #bcbcbc"/>
    </style:style>
  </office:automatic-styles>
  <office:body>
    <office:spreadsheet>
      <table:table table:name="Übersicht">
        <table:table-column table:style-name="coDate"/>
        <table:table-column table:style-name="coPerson"/>
        <table:table-column table:style-name="coPerson"/>
        <table:table-column table:style-name="coShared"/>
        <table:table-row>
          <table:table-cell office:value-type="string" table:style-name="ceTitle">
            <text:p>Putzplan fÜr Laura und Dino</text:p>
          </table:table-cell>
          <table:table-cell office:value-type="string" table:style-name="ceTitle">
            <text:p/>
          </table:table-cell>
          <table:table-cell office:value-type="string" table:style-name="ceTitle">
            <text:p/>
          </table:table-cell>
          <table:table-cell office:value-type="string" table:style-name="ceTitle">
            <text:p/>
          </table:table-cell>
        </table:table-row>
        <table:table-row>
          <table:table-cell office:value-type="string" table:style-name="ceHeader">
            <text:p>Zeitraum</text:p>
          </table:table-cell>
          <table:table-cell office:value-type="string" table:style-name="ceDefault">
            <text:p>12 Wochen ab Montag 16. März 2026</text:p>
          </table:table-cell>
          <table:table-cell office:value-type="string" table:style-name="ceDefault">
            <text:p/>
          </table:table-cell>
          <table:table-cell office:value-type="string" table:style-name="ceDefault">
            <text:p/>
          </table:table-cell>
        </table:table-row>
        <table:table-row>
          <table:table-cell office:value-type="string" table:style-name="ceHeader">
            <text:p>So ist der Plan aufgebaut</text:p>
          </table:table-cell>
          <table:table-cell office:value-type="string" table:style-name="ceDefault">
            <text:p>Jeder Tag hat eine eigene Zeile.</text:p>
          </table:table-cell>
          <table:table-cell office:value-type="string" table:style-name="ceDefault">
            <text:p>Laura und Dino haben getrennte Spalten.</text:p>
          </table:table-cell>
          <table:table-cell office:value-type="string" table:style-name="ceDefault">
            <text:p>Gemeinsame Aufgabe steht rechts.</text:p>
          </table:table-cell>
        </table:table-row>
        <table:table-row>
          <table:table-cell office:value-type="string" table:style-name="ceHeader">
            <text:p>Feste Verteilung</text:p>
          </table:table-cell>
          <table:table-cell office:value-type="string" table:style-name="ceLaura">
            <text:p>Montag: Staubsaugen</text:p>
          </table:table-cell>
          <table:table-cell office:value-type="string" table:style-name="ceDino">
            <text:p>Dienstag: KÜche</text:p>
          </table:table-cell>
          <table:table-cell office:value-type="string" table:style-name="ceShared">
            <text:p>Mittwoch: WC, Freitag: Bad</text:p>
          </table:table-cell>
        </table:table-row>
        <table:table-row>
          <table:table-cell office:value-type="string" table:style-name="ceHeader">
            <text:p>Weitere Aufgaben</text:p>
          </table:table-cell>
          <table:table-cell office:value-type="string" table:style-name="ceLaura">
            <text:p>MÜll: Montag und oft Freitag</text:p>
          </table:table-cell>
          <table:table-cell office:value-type="string" table:style-name="ceDino">
            <text:p>MÜll: Mittwoch und oft Freitag</text:p>
          </table:table-cell>
          <table:table-cell office:value-type="string" table:style-name="ceShared">
            <text:p>Bettzeug alle 2 Wochen, Boden monatlich</text:p>
          </table:table-cell>
        </table:table-row>
        <table:table-row>
          <table:table-cell office:value-type="string" table:style-name="ceHeader">
            <text:p>Hinweis</text:p>
          </table:table-cell>
          <table:table-cell office:value-type="string" table:style-name="ceDefault">
            <text:p>Leere Felder bedeuten: heute keine Extra-Aufgabe.</text:p>
          </table:table-cell>
          <table:table-cell office:value-type="string" table:style-name="ceDefault">
            <text:p/>
          </table:table-cell>
          <table:table-cell office:value-type="string" table:style-name="ceDefault">
            <text:p/>
          </table:table-cell>
        </table:table-row>
      </table:table>
      <table:table table:name="Tagesplan">
        <table:table-column table:style-name="coDate"/>
        <table:table-column table:style-name="coPerson"/>
        <table:table-column table:style-name="coPerson"/>
        <table:table-column table:style-name="coShared"/>
        <table:table-row>
          <table:table-cell office:value-type="string" table:style-name="ceHeader">
            <text:p>Datum</text:p>
          </table:table-cell>
          <table:table-cell office:value-type="string" table:style-name="ceHeader">
            <text:p>Laura</text:p>
          </table:table-cell>
          <table:table-cell office:value-type="string" table:style-name="ceHeader">
            <text:p>Dino</text:p>
          </table:table-cell>
          <table:table-cell office:value-type="string" table:style-name="ceHeader">
            <text:p>Beide / Hinweise</text:p>
          </table:table-cell>
        </table:table-row>
        <table:table-row>
          <table:table-cell office:value-type="string" table:style-name="ceDate">
            <text:p>Montag 16. März</text:p>
          </table:table-cell>
          <table:table-cell office:value-type="string" table:style-name="ceLaura">
            <text:p>MÜll rausbringen</text:p>
            <text:p>Staubsaugen</text:p>
            <text:p>Bettzeug wechseln</text:p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17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>KÜche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18. März</text:p>
          </table:table-cell>
          <table:table-cell office:value-type="string" table:style-name="ceLaura"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19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20. März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21. März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Boden nass wischen</text:p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22. März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ontag 23. März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Staubsau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24. März</text:p>
          </table:table-cell>
          <table:table-cell office:value-type="string" table:style-name="ceLaura"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25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>MÜll rausbringen</text:p>
            <text:p>WC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26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27. März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28. März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29. März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ontag 30. März</text:p>
          </table:table-cell>
          <table:table-cell office:value-type="string" table:style-name="ceLaura">
            <text:p>MÜll rausbringen</text:p>
            <text:p>Staubsaugen</text:p>
          </table:table-cell>
          <table:table-cell office:value-type="string" table:style-name="ceDino">
            <text:p>Bettzeug wechsel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31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>KÜche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1. April</text:p>
          </table:table-cell>
          <table:table-cell office:value-type="string" table:style-name="ceLaura"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2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3. April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4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5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ontag 6. April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Staubsau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7. April</text:p>
          </table:table-cell>
          <table:table-cell office:value-type="string" table:style-name="ceLaura"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8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MÜll rausbringen</text:p>
            <text:p>WC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9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10. April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11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12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ontag 13. April</text:p>
          </table:table-cell>
          <table:table-cell office:value-type="string" table:style-name="ceLaura">
            <text:p>MÜll rausbringen</text:p>
            <text:p>Staubsaugen</text:p>
            <text:p>Bettzeug wechseln</text:p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14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KÜche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15. April</text:p>
          </table:table-cell>
          <table:table-cell office:value-type="string" table:style-name="ceLaura"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16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17. April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18. April</text:p>
          </table:table-cell>
          <table:table-cell office:value-type="string" table:style-name="ceWeekend">
            <text:p>Boden nass wisch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19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ontag 20. April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Staubsau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21. April</text:p>
          </table:table-cell>
          <table:table-cell office:value-type="string" table:style-name="ceLaura"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22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MÜll rausbringen</text:p>
            <text:p>WC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23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24. April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25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26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ontag 27. April</text:p>
          </table:table-cell>
          <table:table-cell office:value-type="string" table:style-name="ceLaura">
            <text:p>MÜll rausbringen</text:p>
            <text:p>Staubsaugen</text:p>
          </table:table-cell>
          <table:table-cell office:value-type="string" table:style-name="ceDino">
            <text:p>Bettzeug wechsel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28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KÜche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29. April</text:p>
          </table:table-cell>
          <table:table-cell office:value-type="string" table:style-name="ceLaura"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30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1. Ma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2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3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ontag 4. Ma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Staubsau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5. Mai</text:p>
          </table:table-cell>
          <table:table-cell office:value-type="string" table:style-name="ceLaura"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6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MÜll rausbringen</text:p>
            <text:p>WC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7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8. Mai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9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10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ontag 11. Mai</text:p>
          </table:table-cell>
          <table:table-cell office:value-type="string" table:style-name="ceLaura">
            <text:p>MÜll rausbringen</text:p>
            <text:p>Staubsaugen</text:p>
            <text:p>Bettzeug wechseln</text:p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12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KÜche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13. Mai</text:p>
          </table:table-cell>
          <table:table-cell office:value-type="string" table:style-name="ceLaura"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14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15. Ma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16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Boden nass wischen</text:p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17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ontag 18. Ma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Staubsau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19. Mai</text:p>
          </table:table-cell>
          <table:table-cell office:value-type="string" table:style-name="ceLaura"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20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MÜll rausbringen</text:p>
            <text:p>WC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21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22. Mai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23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24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ontag 25. Mai</text:p>
          </table:table-cell>
          <table:table-cell office:value-type="string" table:style-name="ceLaura">
            <text:p>MÜll rausbringen</text:p>
            <text:p>Staubsaugen</text:p>
          </table:table-cell>
          <table:table-cell office:value-type="string" table:style-name="ceDino">
            <text:p>Bettzeug wechsel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26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KÜche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27. Mai</text:p>
          </table:table-cell>
          <table:table-cell office:value-type="string" table:style-name="ceLaura"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28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29. Ma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30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31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ontag 1. Jun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Staubsau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ienstag 2. Juni</text:p>
          </table:table-cell>
          <table:table-cell office:value-type="string" table:style-name="ceLaura"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Mittwoch 3. Juni</text:p>
          </table:table-cell>
          <table:table-cell office:value-type="string" table:style-name="ceLaura">
            <text:p/>
          </table:table-cell>
          <table:table-cell office:value-type="string" table:style-name="ceDino">
            <text:p>MÜll rausbringen</text:p>
            <text:p>WC putz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Donnerstag 4. Juni</text:p>
          </table:table-cell>
          <table:table-cell office:value-type="string" table:style-name="ceLaura">
            <text:p/>
          </table:table-cell>
          <table:table-cell office:value-type="string" table:style-name="ceDino">
            <text:p/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">
            <text:p>Freitag 5. Juni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amstag 6. Jun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  <table:table-row>
          <table:table-cell office:value-type="string" table:style-name="ceDateWeekend">
            <text:p>Sonntag 7. Jun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  <table:table-cell office:value-type="string" table:style-name="ceWeekend">
            <text:p>Morgens kurz aufräumen: alles an seinen Platz und KÜche sauber halt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meta="urn:oasis:names:tc:opendocument:xmlns:meta:1.0" office:version="1.3">
  <office:meta>
    <meta:generator>Codex</meta:generator>
  </office:meta>
</office:document-meta>
</file>